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80db2" officeooo:paragraph-rsid="00180db2"/>
    </style:style>
    <style:style style:name="P2" style:family="paragraph" style:parent-style-name="Standard">
      <style:text-properties officeooo:paragraph-rsid="000ae139"/>
    </style:style>
    <style:style style:name="P3" style:family="paragraph" style:parent-style-name="Standard">
      <style:text-properties officeooo:rsid="0016a2a2" officeooo:paragraph-rsid="00156d56"/>
    </style:style>
    <style:style style:name="P4" style:family="paragraph" style:parent-style-name="Standard">
      <style:text-properties officeooo:rsid="00196174" officeooo:paragraph-rsid="00196174"/>
    </style:style>
    <style:style style:name="P5" style:family="paragraph" style:parent-style-name="Table_20_Contents">
      <style:text-properties officeooo:rsid="00180db2" officeooo:paragraph-rsid="00180db2"/>
    </style:style>
    <style:style style:name="P6" style:family="paragraph" style:parent-style-name="Table_20_Contents">
      <style:text-properties officeooo:rsid="001552ed" officeooo:paragraph-rsid="000ae139"/>
    </style:style>
    <style:style style:name="P7" style:family="paragraph" style:parent-style-name="Table_20_Contents">
      <style:text-properties officeooo:rsid="0023c411" officeooo:paragraph-rsid="000ae139"/>
    </style:style>
    <style:style style:name="P8" style:family="paragraph" style:parent-style-name="Standard">
      <style:paragraph-properties fo:margin-left="0.4925in" fo:margin-right="0in" fo:text-indent="0in" style:auto-text-indent="false"/>
      <style:text-properties officeooo:rsid="00196174" officeooo:paragraph-rsid="00196174"/>
    </style:style>
    <style:style style:name="P9" style:family="paragraph" style:parent-style-name="Standard">
      <style:paragraph-properties fo:margin-left="0in" fo:margin-right="0in" fo:text-indent="0in" style:auto-text-indent="false"/>
      <style:text-properties officeooo:rsid="001b57d9" officeooo:paragraph-rsid="001b57d9"/>
    </style:style>
    <style:style style:name="P10" style:family="paragraph" style:parent-style-name="Standard">
      <style:paragraph-properties fo:margin-left="0in" fo:margin-right="0in" fo:text-indent="0in" style:auto-text-indent="false"/>
      <style:text-properties officeooo:rsid="001b57d9" officeooo:paragraph-rsid="001ba80c"/>
    </style:style>
    <style:style style:name="P11" style:family="paragraph" style:parent-style-name="Standard">
      <style:paragraph-properties fo:margin-left="0in" fo:margin-right="0in" fo:text-indent="0in" style:auto-text-indent="false"/>
      <style:text-properties officeooo:rsid="001d9838" officeooo:paragraph-rsid="001d9838"/>
    </style:style>
    <style:style style:name="P12" style:family="paragraph" style:parent-style-name="Standard">
      <style:paragraph-properties fo:margin-left="0in" fo:margin-right="0in" fo:text-indent="0in" style:auto-text-indent="false"/>
      <style:text-properties officeooo:rsid="001ebfa7" officeooo:paragraph-rsid="001ebfa7"/>
    </style:style>
    <style:style style:name="P13" style:family="paragraph" style:parent-style-name="Standard">
      <style:paragraph-properties fo:margin-left="0in" fo:margin-right="0in" fo:text-indent="0in" style:auto-text-indent="false"/>
      <style:text-properties officeooo:rsid="001fe5d9" officeooo:paragraph-rsid="001fe5d9"/>
    </style:style>
    <style:style style:name="P14" style:family="paragraph" style:parent-style-name="Standard">
      <style:paragraph-properties fo:margin-left="0in" fo:margin-right="0in" fo:text-indent="0in" style:auto-text-indent="false"/>
      <style:text-properties officeooo:rsid="002178f1" officeooo:paragraph-rsid="002178f1"/>
    </style:style>
    <style:style style:name="P15" style:family="paragraph" style:parent-style-name="Standard">
      <style:paragraph-properties fo:margin-left="0in" fo:margin-right="0in" fo:text-indent="0in" style:auto-text-indent="false" fo:break-before="page"/>
      <style:text-properties officeooo:rsid="001fe5d9" officeooo:paragraph-rsid="001fe5d9"/>
    </style:style>
    <style:style style:name="P16" style:family="paragraph" style:parent-style-name="Standard">
      <style:paragraph-properties fo:margin-left="0.4925in" fo:margin-right="0in" fo:text-indent="0in" style:auto-text-indent="false"/>
      <style:text-properties officeooo:rsid="001b57d9" officeooo:paragraph-rsid="001b57d9"/>
    </style:style>
    <style:style style:name="P17" style:family="paragraph" style:parent-style-name="Standard">
      <style:paragraph-properties fo:margin-left="0.4925in" fo:margin-right="0in" fo:text-indent="0in" style:auto-text-indent="false"/>
      <style:text-properties officeooo:rsid="001ba80c" officeooo:paragraph-rsid="001ba80c"/>
    </style:style>
    <style:style style:name="P18" style:family="paragraph" style:parent-style-name="Standard">
      <style:paragraph-properties fo:margin-left="0.4925in" fo:margin-right="0in" fo:text-indent="0in" style:auto-text-indent="false"/>
      <style:text-properties officeooo:rsid="001d9838" officeooo:paragraph-rsid="001d9838"/>
    </style:style>
    <style:style style:name="P19" style:family="paragraph" style:parent-style-name="Standard">
      <style:paragraph-properties fo:margin-left="0.4925in" fo:margin-right="0in" fo:text-indent="0in" style:auto-text-indent="false"/>
      <style:text-properties officeooo:rsid="001ebfa7" officeooo:paragraph-rsid="001ebfa7"/>
    </style:style>
    <style:style style:name="P20" style:family="paragraph" style:parent-style-name="Standard">
      <style:paragraph-properties fo:margin-left="0.4925in" fo:margin-right="0in" fo:text-indent="0in" style:auto-text-indent="false"/>
      <style:text-properties officeooo:rsid="001fe5d9" officeooo:paragraph-rsid="001fe5d9"/>
    </style:style>
    <style:style style:name="P21" style:family="paragraph" style:parent-style-name="Standard">
      <style:paragraph-properties fo:margin-left="0.4925in" fo:margin-right="0in" fo:text-indent="0in" style:auto-text-indent="false"/>
      <style:text-properties officeooo:rsid="002178f1" officeooo:paragraph-rsid="002178f1"/>
    </style:style>
    <style:style style:name="P22" style:family="paragraph" style:parent-style-name="Text_20_body">
      <style:text-properties officeooo:rsid="002178f1" officeooo:paragraph-rsid="002178f1"/>
    </style:style>
    <style:style style:name="P23" style:family="paragraph" style:parent-style-name="Text_20_body">
      <style:paragraph-properties fo:margin-left="0.4925in" fo:margin-right="0in" fo:text-indent="0in" style:auto-text-indent="false"/>
      <style:text-properties officeooo:rsid="00227d01" officeooo:paragraph-rsid="00227d01"/>
    </style:style>
    <style:style style:name="P24" style:family="paragraph" style:parent-style-name="Text_20_body">
      <style:paragraph-properties fo:margin-left="0in" fo:margin-right="0in" fo:text-indent="0in" style:auto-text-indent="false"/>
      <style:text-properties officeooo:rsid="00227d01" officeooo:paragraph-rsid="00227d01"/>
    </style:style>
    <style:style style:name="P25" style:family="paragraph" style:parent-style-name="Text_20_body">
      <style:paragraph-properties fo:margin-left="0in" fo:margin-right="0in" fo:text-indent="0in" style:auto-text-indent="false"/>
      <style:text-properties officeooo:rsid="00227d01" officeooo:paragraph-rsid="00227d01"/>
    </style:style>
    <style:style style:name="P26" style:family="paragraph" style:parent-style-name="Text_20_body">
      <style:paragraph-properties fo:margin-left="0in" fo:margin-right="0in" fo:text-indent="0in" style:auto-text-indent="false"/>
      <style:text-properties officeooo:rsid="0023b500" officeooo:paragraph-rsid="0023b500"/>
    </style:style>
    <style:style style:name="P27" style:family="paragraph" style:parent-style-name="Text_20_body">
      <style:paragraph-properties fo:margin-left="0in" fo:margin-right="0in" fo:text-indent="0in" style:auto-text-indent="false"/>
      <style:text-properties officeooo:rsid="00242fb3" officeooo:paragraph-rsid="00242fb3"/>
    </style:style>
    <style:style style:name="P28" style:family="paragraph" style:parent-style-name="Text_20_body">
      <style:paragraph-properties fo:margin-left="0in" fo:margin-right="0in" fo:text-indent="0in" style:auto-text-indent="false" fo:break-before="page"/>
      <style:text-properties officeooo:rsid="00242fb3" officeooo:paragraph-rsid="00242fb3"/>
    </style:style>
    <style:style style:name="P29" style:family="paragraph" style:parent-style-name="Text_20_body">
      <style:paragraph-properties fo:margin-left="0.4925in" fo:margin-right="0in" fo:text-indent="0in" style:auto-text-indent="false"/>
      <style:text-properties officeooo:rsid="00227d01" officeooo:paragraph-rsid="00227d01"/>
    </style:style>
    <style:style style:name="P30" style:family="paragraph" style:parent-style-name="Text_20_body">
      <style:paragraph-properties fo:margin-left="0.4925in" fo:margin-right="0in" fo:text-indent="0in" style:auto-text-indent="false"/>
      <style:text-properties officeooo:rsid="0023b500" officeooo:paragraph-rsid="0023b500"/>
    </style:style>
    <style:style style:name="P31" style:family="paragraph" style:parent-style-name="Text_20_body">
      <style:paragraph-properties fo:margin-left="0.4925in" fo:margin-right="0in" fo:text-indent="0in" style:auto-text-indent="false"/>
      <style:text-properties officeooo:rsid="00242fb3" officeooo:paragraph-rsid="00242fb3"/>
    </style:style>
    <style:style style:name="T1" style:family="text">
      <style:text-properties officeooo:rsid="001af363"/>
    </style:style>
    <style:style style:name="T2" style:family="text">
      <style:text-properties officeooo:rsid="001ba80c"/>
    </style:style>
    <style:style style:name="T3" style:family="text">
      <style:text-properties officeooo:rsid="001d9838"/>
    </style:style>
    <style:style style:name="T4" style:family="text">
      <style:text-properties officeooo:rsid="001ebfa7"/>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officeooo:rsid="0023b5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4">Interviewer Notes:</text:p>
      <text:p text:style-name="P4">- What is Encapsulation and why is it helpful?</text:p>
      <text:p text:style-name="P8"><text:span text:style-name="T1">Enca</text:span>psulation hides the data within the class by making fields private and providing <text:span text:style-name="T1">accessor methods</text:span>. <text:span text:style-name="T1">It is helpful because the accessor methods provide the only way of accessing the data of a class. This helps isolate errors, and simplify the interactions between classes.</text:span></text:p>
      <text:p text:style-name="P8"/>
      <text:p text:style-name="P9">- What is the difference between an abstract class and an interface?</text:p>
      <text:p text:style-name="P16">An abstract class contains code, but an interface only declares methods. Also, classes can inherit from only a single abstract (or even non-abstract) class, but they can implement (inherit from) multiple interfaces. An abstract class represents partial implementation, an interface has no implementation, but defines behavior of classes that implement it.</text:p>
      <text:p text:style-name="P16"/>
      <text:p text:style-name="P10">- <text:span text:style-name="T2">What are the benefits of interfaces?</text:span></text:p>
      <text:p text:style-name="P17">They define a contract for behavior. For instance, you can define an interface Editable, which defines functionality that any bit of code considered ‘editable’ must implement. That code can be used anywhere that an ‘editable’ bit of code is expected.</text:p>
      <text:p text:style-name="P17"/>
      <text:p text:style-name="P17">They allow multiple inheritance. </text:p>
      <text:p text:style-name="P17"/>
      <text:p text:style-name="P17">Also, they are defined separately <text:span text:style-name="T3">from the classes so changes to a class do not affect the interface itself.</text:span></text:p>
      <text:p text:style-name="P17">**<text:span text:style-name="T3">classloaders**</text:span></text:p>
      <text:p text:style-name="P11"/>
      <text:p text:style-name="P11">- Can you talk about the difference between IS-A vs. HAS-A?</text:p>
      <text:p text:style-name="P18">They refer to how classes are composed. IS-A says that a class “is a” certain type; <text:span text:style-name="T4">so it inherits from a certain type</text:span>. HAS-A says the class “has a” certain type; <text:span text:style-name="T4">so it contains a certain type as a member.</text:span></text:p>
      <text:p text:style-name="P18"/>
      <text:p text:style-name="P12">- What is a method signature (and what does it include)?</text:p>
      <text:p text:style-name="P19">It is the combination of the method name, and the parameters that are passed to it. It defines a method.</text:p>
      <text:p text:style-name="P19"/>
      <text:p text:style-name="P13">- What is the difference between overloading and overriding?</text:p>
      <text:p text:style-name="P20">An overloaded method is one with a different signature than another method with the same name. For example <text:span text:style-name="T5">public void foo(String str)</text:span><text:span text:style-name="T6"> is an overloaded form of</text:span><text:span text:style-name="T5"> public void foo()</text:span><text:span text:style-name="T6">.</text:span></text:p>
      <text:p text:style-name="P20"><text:span text:style-name="T6"/></text:p>
      <text:p text:style-name="P20"><text:span text:style-name="T6">To override a method is to create a method with the same signature in a child class. For instance, if you had a class called Shape, with a method draw(), the draw method would be overridden if you created a class that inherited from Shape, perhaps Circle, which also had a draw() method.</text:span></text:p>
      <text:p text:style-name="P13"><text:span text:style-name="T6"/></text:p>
      <text:p text:style-name="P13"><text:span text:style-name="T6"/></text:p>
      <text:p text:style-name="P15"><text:span text:style-name="T6">- To ensure a custom class can be used in a hashmap, what methods must you be sure to implement?</text:span></text:p>
      <text:p text:style-name="P13"><text:span text:style-name="T6"><text:tab/>Equals(), and hashCode(). </text:span></text:p>
      <text:p text:style-name="P13"><text:span text:style-name="T6"><text:tab/></text:span></text:p>
      <text:p text:style-name="P20"><text:span text:style-name="T6">bonus: If your hashCode() method simply returned the number 42, would that be valid? (hint: yes)</text:span></text:p>
      <text:p text:style-name="P20"><text:span text:style-name="T6"/></text:p>
      <text:p text:style-name="P20"><text:span text:style-name="T6">bonus 2: What would happen if you did that? (hint: when you inserted it in the hashmap, you risk all the objects being stored in the same bucket, so your accessing those objects could be slower, if not leading to undefined behavior. But it is still legal.</text:span></text:p>
      <text:p text:style-name="P20"><text:span text:style-name="T6"/></text:p>
      <text:p text:style-name="P14"><text:span text:style-name="T6">- What does the keyword </text:span><text:span text:style-name="T7">volatile</text:span><text:span text:style-name="T8"> indicate? When should you use it?</text:span></text:p>
      <text:p text:style-name="P21"><text:span text:style-name="T8">It says that a variable must be read from main memory, not cached at runtime. When a variable can be accessed from outside the current thread, you should mark it volatile. For instance, a counter that can be read by objects on multiple threads. </text:span></text:p>
      <text:p text:style-name="P14"><text:span text:style-name="T6"/></text:p>
      <text:p text:style-name="P14"><text:span text:style-name="T6">- How do you stop a thread?</text:span></text:p>
      <text:p text:style-name="P21"><text:span text:style-name="T6">Let its run() method exit. An ideal way would be to set a flag on the thread, and check that thread before exiting the run() method.</text:span></text:p>
      <text:p text:style-name="P21"><text:span text:style-name="T6"/></text:p>
      <text:p text:style-name="P21"><text:span text:style-name="T6">Interrupting the thread is possible, but not as reliable. Also, the stop() method has been deprecated.</text:span></text:p>
      <text:p text:style-name="P21"><text:span text:style-name="T6"/></text:p>
      <text:p text:style-name="P22">- What does synchronized mean?<text:line-break/><text:tab/>Something that is synchronized can only be accessed by one thread at a time.</text:p>
      <text:p text:style-name="P24">- What is happens-before?</text:p>
      <text:p text:style-name="P23">It is important in threaded applications, and the synchronization of state. It says that if event X happens before event Y, all threads will see the program’s memory in a state that is consistent with X happening before Y.</text:p>
      <text:p text:style-name="P24">- <text:span text:style-name="T9">How are primitives different from objects?</text:span></text:p>
      <text:p text:style-name="P23"><text:span text:style-name="T9">Objects have methods, primitives do not. Objects are represented by classes and can be inherited from. Primitives are not, and cannot.</text:span></text:p>
      <text:p text:style-name="P26">- Describe generics.</text:p>
      <text:p text:style-name="P30">Generics allow a class to define a generic type at compile time, and to assign a specific type at runtime. For instance you could have a List, and at compile time define its type as “a List of objects inheriting from X”, and at runtime, any class that inherited from X could be added to your list. Other classes would generate an error.</text:p>
      <text:p text:style-name="P27"/>
      <text:p text:style-name="P28">- What is type erasure?</text:p>
      <text:p text:style-name="P31">When the compiler generates code from source that uses generics, it erases the type specified in the source, and uses casts (and other idioms) to get the same effect.</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56d56"/>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3" style:family="table">
      <style:table-properties style:width="6.925in" table:align="margins"/>
    </style:style>
    <style:style style:name="Table3.A" style:family="table-column">
      <style:table-column-properties style:column-width="2.3083in" style:rel-column-width="21845*"/>
    </style:style>
    <style:style style:name="Table3.B" style:family="table-column">
      <style:table-column-properties style:column-width="1.5014in" style:rel-column-width="14208*"/>
    </style:style>
    <style:style style:name="Table3.C" style:family="table-column">
      <style:table-column-properties style:column-width="1.5576in" style:rel-column-width="14740*"/>
    </style:style>
    <style:style style:name="Table3.D" style:family="table-column">
      <style:table-column-properties style:column-width="1.5576in" style:rel-column-width="14742*"/>
    </style:style>
    <style:style style:name="Table3.A1" style:family="table-cell">
      <style:table-cell-properties fo:background-color="#b2b2b2" fo:padding="0.0382in" fo:border="none">
        <style:background-image/>
      </style:table-cell-properties>
    </style:style>
    <style:style style:name="MP1" style:family="paragraph" style:parent-style-name="Standard">
      <style:text-properties officeooo:rsid="00180db2" officeooo:paragraph-rsid="00180db2"/>
    </style:style>
    <style:style style:name="MP2" style:family="paragraph" style:parent-style-name="Table_20_Contents">
      <style:text-properties officeooo:rsid="00180db2" officeooo:paragraph-rsid="00180db2"/>
    </style:style>
    <style:style style:name="MP3" style:family="paragraph" style:parent-style-name="Table_20_Contents">
      <style:text-properties officeooo:rsid="001552ed" officeooo:paragraph-rsid="000ae139"/>
    </style:style>
    <style:style style:name="MP4" style:family="paragraph" style:parent-style-name="Table_20_Contents">
      <style:text-properties officeooo:rsid="0023c411" officeooo:paragraph-rsid="000ae139"/>
    </style:style>
    <style:style style:name="MP5" style:family="paragraph" style:parent-style-name="Standard">
      <style:text-properties officeooo:paragraph-rsid="000ae139"/>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MP1">Java</text:p>
            </table:table-cell>
            <table:table-cell table:style-name="Table3.A1" office:value-type="string">
              <text:p text:style-name="MP2">Languages</text:p>
            </table:table-cell>
            <table:table-cell table:style-name="Table3.A1" office:value-type="string">
              <text:p text:style-name="MP3">Easy</text:p>
            </table:table-cell>
            <table:table-cell table:style-name="Table3.A1" office:value-type="string">
              <text:p text:style-name="MP4">Page <text:page-number text:select-page="current">1</text:page-number> of <text:page-count>3</text:page-count></text:p>
            </table:table-cell>
          </table:table-row>
        </table:table>
        <text:p text:style-name="MP5"/>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9T15:56:22.930000000</meta:creation-date>
    <dc:date>2017-05-17T13:55:02.083000000</dc:date>
    <meta:editing-duration>PT1H3M47S</meta:editing-duration>
    <meta:editing-cycles>11</meta:editing-cycles>
    <meta:generator>LibreOffice/5.2.5.1$Windows_x86 LibreOffice_project/0312e1a284a7d50ca85a365c316c7abbf20a4d22</meta:generator>
    <meta:document-statistic meta:table-count="1" meta:image-count="0" meta:object-count="0" meta:page-count="3" meta:paragraph-count="40" meta:word-count="750" meta:character-count="4308" meta:non-whitespace-character-count="3591"/>
  </office:meta>
</office:document-meta>
</file>